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23]*[$globals.$C$32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0756377823652">
            <text:p>1.01</text:p>
          </table:table-cell>
          <table:table-cell/>
          <table:table-cell table:formula="oooc:=[.I51]^[$globals.$C$23]*[$globals.$C$32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382.2">
            <text:p>382.2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630">
            <text:p>63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62319992792277">
            <text:p>0.96</text:p>
          </table:table-cell>
          <table:table-cell/>
          <table:table-cell table:formula="oooc:=[.I52]^[$globals.$C$23]*[$globals.$C$32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625.2">
            <text:p>625.2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1.00065651562658">
            <text:p>1</text:p>
          </table:table-cell>
          <table:table-cell/>
          <table:table-cell table:formula="oooc:=[.I53]^[$globals.$C$23]*[$globals.$C$32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1021.2">
            <text:p>1021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0.999644520598111">
            <text:p>1</text:p>
          </table:table-cell>
          <table:table-cell/>
          <table:table-cell table:formula="oooc:=[.I54]^[$globals.$C$23]*[$globals.$C$32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1669.2">
            <text:p>1669.2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1.00495599072312">
            <text:p>1</text:p>
          </table:table-cell>
          <table:table-cell/>
          <table:table-cell table:formula="oooc:=[.I55]^[$globals.$C$23]*[$globals.$C$32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2727.6">
            <text:p>2727.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21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23]*[$globals.$C$32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4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23]*[$globals.$C$32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4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23]*[$globals.$C$32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4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23]*[$globals.$C$32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4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23]*[$globals.$C$32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4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23]*[$globals.$C$32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4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21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23]*[$globals.$C$32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4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4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23]*[$globals.$C$32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4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23]*[$globals.$C$32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4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23]*[$globals.$C$32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4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23]*[$globals.$C$32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4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23]*[$globals.$C$32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4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23]*[$globals.$C$32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4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23]*[$globals.$C$32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4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23]*[$globals.$C$32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4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23]*[$globals.$C$32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4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23]*[$globals.$C$32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4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23]*[$globals.$C$32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4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23]*[$globals.$C$32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4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23]*[$globals.$C$32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4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23]*[$globals.$C$32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4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23]*[$globals.$C$32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4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23]*[$globals.$C$32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4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21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23]*[$globals.$C$32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4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23]*[$globals.$C$32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4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23]*[$globals.$C$32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4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23]*[$globals.$C$32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4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23]*[$globals.$C$32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4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23]*[$globals.$C$32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4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23]*[$globals.$C$32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4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23]*[$globals.$C$32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4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23]*[$globals.$C$32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4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23]*[$globals.$C$32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4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23]*[$globals.$C$32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4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23]*[$globals.$C$32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4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5">09/05/2007</text:date>, <text:time>04:5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05T04:50:19</dc:date>
    <dc:language>en-US</dc:language>
    <meta:editing-cycles>171</meta:editing-cycles>
    <meta:editing-duration>P9DT15H49M4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